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bcc5" officeooo:paragraph-rsid="0007bc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项目主要研究内容</text:p>
      <text:p text:style-name="P1">(1)基于网络爬虫的数据获取</text:p>
      <text:p text:style-name="P1">网络爬虫是一个自动下载网页的程序,它根据既定的抓取目标,有选择地访问</text:p>
      <text:p text:style-name="P1">网页与相关的链接并获取所需要的信息,最终为用户查询提供数据资源。</text:p>
      <text:p text:style-name="P1">本项目使用两种文本数据进行分析,其一是网上现有的文本库和开源词袋。例</text:p>
      <text:p text:style-name="P1">如,此处的测试数据选用在 CSDN 开源数据库中的京东评论数据集,大约有 3W 条评</text:p>
      <text:p text:style-name="P1">论记录 [1] 且属于原始评论文本。其二,当模型构建完备后再输入要进行分析的数据</text:p>
      <text:p text:style-name="P1">集,此数据集对实时性要求较高,可以用爬虫抓取用户评论、评论时间、购买信息、</text:p>
      <text:p text:style-name="P1">用户名和地理位置,从第三方论坛或交易网站获取。</text:p>
      <text:p text:style-name="P1">两种文本数据的意义在于开源数据集可以直接用于样本模拟和模型的训练,在</text:p>
      <text:p text:style-name="P1">系统平台的初始测试阶段可以使用这些数据来优化模型,调节参数,以达到降低误</text:p>
      <text:p text:style-name="P1">差系数的目的。实时性文本数据是在模型训练完成以后直接用作分析的数据集,使</text:p>
      <text:p text:style-name="P1">用无监督学习对数据集进行训练,直接获得文本的分类和特征信息,之后便可用于</text:p>
      <text:p text:style-name="P1">分析与建立相关地理位置的映射,完成文本的可视化。</text:p>
      <text:p text:style-name="P1">(2)数据处理与特征提取</text:p>
      <text:p text:style-name="P1">文本去重是去掉评价文本的重复内容和多文本之间的重复信息。使用 Simhash</text:p>
      <text:p text:style-name="P1">算法通过对每段文章中出现的词利用敏感哈希码进行标记,然后通过计算出每个指</text:p>
      <text:p text:style-name="P1">纹间的海明距离,来判断每条评论的相似度,进而对评论进行去重处理。</text:p>
      <text:p text:style-name="P1">机械压缩去词功能针对只是凑够字数从而获取一些额外奖励而本身并没有什么</text:p>
      <text:p text:style-name="P1">意义的评论。从一般评论偏好角度来讲,无意义的连续重复只在开头或者结尾进行,</text:p>
      <text:p text:style-name="P1">可以使用 python 进行简单编程设定合理文字评论下限实现判断并删除重复语句。</text:p>
      <text:p text:style-name="P1">文本分类阶段的主要任务是将上面预处理加工好的评论与词袋中词汇进行比对</text:p>
      <text:p text:style-name="P1">生成 N x M 维矩阵实现文本表达。利用基于信息增益技术实现特征选择,最后利用</text:p>
      <text:p text:style-name="P1">SVM 算法将处理好的文本进行分类。</text:p>
      <text:p text:style-name="P1">文本特征提取需要对文本进行科学的抽象,建立它的数学模型,用以描述和代</text:p>
      <text:p text:style-name="P1">替文本,使计算机能够通过对这种模型的计算和操作来实现对文本的识别,并在保</text:p>
      <text:p text:style-name="P1">证原文含义的基础上,找出对文本特征类别最具代表性的文本特征。</text:p>
      <text:p text:style-name="P1">(3)数据可视化与空间分析</text:p>
      <text:p text:style-name="P1">空间分析是地理信息系统(GIS)的核心功能,它通过研究地理空间数据及其相应</text:p>
      <text:p text:style-name="P1">分析理论、方法和技术,探索、证明地理要素之间的关系。通过构建一个包含全国</text:p>
      <text:p text:style-name="P1">1~5 线城市的词表,将经过预处理后的发布文本和用户所在城市对应起来。根据评</text:p>
      <text:p text:style-name="P1">论特征词汇好坏提及频次的大小,绘制出一张反映用户所在城市对商品评价的地理</text:p>
      <text:p text:style-name="P1">分布地图,进而直接地了解到某种商品在不同地域受欢迎程度。其中颜色越深代表</text:p>
      <text:p text:style-name="P1">好评程度越高。</text:p>
      <text:p text:style-name="P1">项目流程大致分为以下几个步骤,首先用两种数据分别完成模型训练和数据处</text:p>
      <text:p text:style-name="P1">理,经处理后的数据使用训练后的模型进行分类和特征提取,再使用空间分析方法</text:p>
      <text:p text:style-name="P1">构建空间信息模型,使用 GIS 技术进行地理信息的映射和整合,完成文本的可视化。</text:p>
      <text:p text:style-name="P1">2.拟解决关键问题</text:p>
      <text:p text:style-name="P1">(1)如何高效地进行文本去重是本项目中较为复杂的一个问题。商品评论的短文</text:p>
      <text:p text:style-name="P1">10本具有海量新和简短性的特点,这些评论中有不少是内容相似的。对于这些评论,</text:p>
      <text:p text:style-name="P1">通常只要一条并记录就好。同时,本项目的文本去重必须在短时间内完成,否则会</text:p>
      <text:p text:style-name="P1">影响后面数据可视化以及用户体验。</text:p>
      <text:p text:style-name="P1">(2)如何准确的进行文本分类也是本项目的一个难题,目前流行的分类算法有朴</text:p>
      <text:p text:style-name="P1">素贝叶斯算法、神经网络、Rochhio、SVM,但这些算法各有优缺点以及适用范围。</text:p>
      <text:p text:style-name="P1">当商品评价信息过多或过少时,不同的分类算法表现出来的性能差别极大。这还需</text:p>
      <text:p text:style-name="P1">要针对不同的商品评价量设计不同的算法以达到最佳的分类效果。</text:p>
      <text:p text:style-name="P1"><text:soft-page-break/>3.解决途径</text:p>
      <text:p text:style-name="P1">(1)算法与相关模型的选择</text:p>
      <text:p text:style-name="P1">在算法分析方面使用 Bloom Filter 与 Trie 树,与 Simhash 算法相结合,高效</text:p>
      <text:p text:style-name="P1">精准地去除的大量相似评论。首先获取淘宝评论的文本数据集,进行数据预处理;</text:p>
      <text:p text:style-name="P1">再将数据经过 Bloom Filter 或 Trie 树去除完全相同的评论;接着将剩余的评论用</text:p>
      <text:p text:style-name="P1">Simhash 进行相似去重;最后得到剩余的不同评论。Bloom Filter(BF)是一种空</text:p>
      <text:p text:style-name="P1">间效率很高的随机数据结构,它利用位数组很简洁地表示一个集合,并能判断一个</text:p>
      <text:p text:style-name="P1">元素是否属于这个集合。它是一个判断元素是否存在集合的快速的概率算法。Bloom</text:p>
      <text:p text:style-name="P1">Filter 有可能会出现错误判断,但不会漏掉判断。也就是 Bloom Filter 判断元素</text:p>
      <text:p text:style-name="P1">不再集合,那肯定不在。如果判断元素存在集合中,有一定的概率判断错误。因此,</text:p>
      <text:p text:style-name="P1">Bloom Filter 不适合那些“零错误”的应用场合。而在能容忍低错误率的应用场合</text:p>
      <text:p text:style-name="P1">下,Bloom Filter 比其他常见的算法(如 hash,折半查找)极大节省了空间。</text:p>
      <text:p text:style-name="P1">(2)可视化映射算法选取</text:p>
      <text:p text:style-name="P1">Trie 树是哈希树的变种。典型应用是用于统计,排序和保存大量的字符串(但</text:p>
      <text:p text:style-name="P1">不仅限于字符串),所以经常被搜索引擎系统用于文本词频统计。它的优点是:利</text:p>
      <text:p text:style-name="P1">用字符串的公共前缀来减少查询时间,最大限度地减少无谓的字符串比较,查询效</text:p>
      <text:p text:style-name="P1">率比哈希树高。</text:p>
      <text:p text:style-name="P1">Simhash 是 locality sensitive hash(局部敏感哈希)的一种,最早由 Moses</text:p>
      <text:p text:style-name="P1">Charikar 在《similarity estimation techniques from rounding algorithms》</text:p>
      <text:p text:style-name="P1">一文中提出。Google 就是基于此算法实现网页文件查重的。通过降维,将高维的特</text:p>
      <text:p text:style-name="P1">征向量映射成一个 f-bit 的指纹(fingerprint),通过比较两篇文章的 f-bit 指纹的</text:p>
      <text:p text:style-name="P1">Hamming Distance 来确定文章是否重复或者高度近似。</text:p>
      <text:p text:style-name="P1">[1] 京 东 评 论 数 据 集 下 载 地 址 : https://download.csdn.net/download/</text:p>
      <text:p text:style-name="P1">11yang8456211/9531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30:44.668365504</meta:creation-date>
    <dc:date>2019-03-24T13:41:54.745039132</dc:date>
    <meta:editing-duration>PT7H34M32S</meta:editing-duration>
    <meta:editing-cycles>3</meta:editing-cycles>
    <meta:generator>LibreOffice/5.1.6.2$Linux_X86_64 LibreOffice_project/10m0$Build-2</meta:generator>
    <meta:document-statistic meta:table-count="0" meta:image-count="0" meta:object-count="0" meta:page-count="2" meta:paragraph-count="70" meta:word-count="1950" meta:character-count="2347" meta:non-whitespace-character-count="2275"/>
  </office:meta>
</office:document-meta>
</file>